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 style:data-style-name="N1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109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2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110"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-22_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copy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ce2" office:value-type="string">
            <text:p>原子</text:p>
          </table:table-cell>
          <table:table-cell table:style-name="ce2" office:value-type="string">
            <text:p>I1</text:p>
          </table:table-cell>
          <table:table-cell table:style-name="ce2" office:value-type="string">
            <text:p>原子番号</text:p>
            <draw:frame table:end-cell-address="'s-22_1'.L19" table:end-x="0.263cm" table:end-y="0.06cm" draw:z-index="0" draw:style-name="gr1" draw:text-style-name="P1" svg:width="15.999cm" svg:height="8.999cm" svg:x="0.071cm" svg:y="0.729cm">
              <draw:object draw:notify-on-update-of-ranges="'s-22_1'.H3:'s-22_1'.H3 's-22_1'.H4:'s-22_1'.H6 's-22_1'.I3:'s-22_1'.I3 's-22_1'.I4:'s-22_1'.I6 's-22_1'.J3:'s-22_1'.J3 's-22_1'.J4:'s-22_1'.J6 's-22_1'.K3:'s-22_1'.K3 's-22_1'.K4:'s-22_1'.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2" office:value-type="string">
            <text:p>半径</text:p>
            <text:p>(pm)</text:p>
          </table:table-cell>
          <table:table-cell/>
          <table:table-cell table:style-name="ce2" table:formula="of:=[.C3]" office:value-type="string" office:string-value="原子">
            <text:p>原子</text:p>
          </table:table-cell>
          <table:table-cell table:style-name="ce2" table:formula="of:=[.D3]" office:value-type="string" office:string-value="I1">
            <text:p>I1</text:p>
          </table:table-cell>
          <table:table-cell table:style-name="ce2" table:formula="of:=[.E3]" office:value-type="string" office:string-value="原子番号">
            <text:p>原子番号</text:p>
          </table:table-cell>
          <table:table-cell table:style-name="ce2" table:formula="of:=[.F3]" office:value-type="string" office:string-value="半径&#10;(pm)">
            <text:p>半径<text:line-break/>(pm)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2" office:value-type="string">
            <text:p>Li</text:p>
          </table:table-cell>
          <table:table-cell table:style-name="ce2" office:value-type="float" office:value="520.2">
            <text:p>520.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145">
            <text:p>145.0</text:p>
          </table:table-cell>
          <table:table-cell table:style-name="ce7"/>
          <table:table-cell table:style-name="ce2" table:formula="of:=[.C4]" office:value-type="string" office:string-value="Li">
            <text:p>Li</text:p>
          </table:table-cell>
          <table:table-cell table:style-name="ce2" table:formula="of:=[.D4]/20" office:value-type="float" office:value="26.01">
            <text:p>26.01</text:p>
          </table:table-cell>
          <table:table-cell table:style-name="ce2" table:formula="of:=[.E4]" office:value-type="float" office:value="3">
            <text:p>3</text:p>
          </table:table-cell>
          <table:table-cell table:style-name="ce2" table:formula="of:=[.F4]/10" office:value-type="float" office:value="14.5">
            <text:p>14.5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2" office:value-type="string">
            <text:p>Na</text:p>
          </table:table-cell>
          <table:table-cell table:style-name="ce2" office:value-type="float" office:value="495.8">
            <text:p>495.8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180">
            <text:p>180.0</text:p>
          </table:table-cell>
          <table:table-cell table:style-name="ce7"/>
          <table:table-cell table:style-name="ce2" table:formula="of:=[.C5]" office:value-type="string" office:string-value="Na">
            <text:p>Na</text:p>
          </table:table-cell>
          <table:table-cell table:style-name="ce2" table:formula="of:=[.D5]/20" office:value-type="float" office:value="24.79">
            <text:p>24.79</text:p>
          </table:table-cell>
          <table:table-cell table:style-name="ce2" table:formula="of:=[.E5]" office:value-type="float" office:value="11">
            <text:p>11</text:p>
          </table:table-cell>
          <table:table-cell table:style-name="ce2" table:formula="of:=[.F5]/10" office:value-type="float" office:value="18">
            <text:p>18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2" office:value-type="string">
            <text:p>K</text:p>
          </table:table-cell>
          <table:table-cell table:style-name="ce2" office:value-type="float" office:value="418.8">
            <text:p>418.8</text:p>
          </table:table-cell>
          <table:table-cell table:style-name="ce3" office:value-type="float" office:value="19">
            <text:p>19</text:p>
          </table:table-cell>
          <table:table-cell table:style-name="ce4" office:value-type="float" office:value="220">
            <text:p>220.0</text:p>
          </table:table-cell>
          <table:table-cell table:style-name="ce7"/>
          <table:table-cell table:style-name="ce2" table:formula="of:=[.C6]" office:value-type="string" office:string-value="K">
            <text:p>K</text:p>
          </table:table-cell>
          <table:table-cell table:style-name="ce2" table:formula="of:=[.D6]/20" office:value-type="float" office:value="20.94">
            <text:p>20.94</text:p>
          </table:table-cell>
          <table:table-cell table:style-name="ce2" table:formula="of:=[.E6]" office:value-type="float" office:value="19">
            <text:p>19</text:p>
          </table:table-cell>
          <table:table-cell table:style-name="ce2" table:formula="of:=[.F6]/10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2" table:number-columns-repeated="2"/>
          <table:table-cell table:style-name="ce4" table:number-columns-repeated="2"/>
          <table:table-cell table:style-name="ce7"/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2" office:value-type="string">
            <text:p>correl</text:p>
          </table:table-cell>
          <table:table-cell table:style-name="ce2" office:value-type="string">
            <text:p>a~b</text:p>
          </table:table-cell>
          <table:table-cell table:style-name="ce5" table:formula="of:=CORREL([.D4:.D6];[.E4:.E6])" office:value-type="float" office:value="-0.957959768350712">
            <text:p>-0.958</text:p>
          </table:table-cell>
          <table:table-cell table:style-name="ce4"/>
          <table:table-cell table:style-name="ce7"/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2"/>
          <table:table-cell table:style-name="ce2" office:value-type="string">
            <text:p>a~c</text:p>
          </table:table-cell>
          <table:table-cell table:style-name="ce5" table:formula="of:=CORREL([.D4:.D6];[.F4:.F6])" office:value-type="float" office:value="-0.968285670060901">
            <text:p>-0.968</text:p>
          </table:table-cell>
          <table:table-cell table:style-name="ce4"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b~c</text:p>
          </table:table-cell>
          <table:table-cell table:style-name="ce5" table:formula="of:=CORREL([.E4:.E6];[.F4:.F6])" office:value-type="float" office:value="0.999260081289737">
            <text:p>0.999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3"/>
          <table:table-cell table:style-name="ce6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style-name="ce2" office:value-type="string">
            <text:p>原子</text:p>
          </table:table-cell>
          <table:table-cell table:style-name="ce2" office:value-type="string">
            <text:p>I1</text:p>
          </table:table-cell>
          <table:table-cell table:style-name="ce2" office:value-type="string">
            <text:p>I2</text:p>
          </table:table-cell>
          <table:table-cell office:value-type="string">
            <text:p>I3</text:p>
          </table:table-cell>
          <table:table-cell/>
          <table:table-cell>
            <draw:frame table:end-cell-address="list.O18" table:end-x="1.827cm" table:end-y="0.427cm" draw:z-index="1" draw:style-name="gr1" draw:text-style-name="P1" svg:width="15.999cm" svg:height="8.999cm" svg:x="1.635cm" svg:y="0.1cm">
              <draw:object draw:notify-on-update-of-ranges="list.D3:list.F3 list.C4:list.C4 list.D4:list.F4 list.C5:list.C5 list.D5:list.F5 list.C6:list.C6 list.D6:list.F6 list.C7:list.C7 list.D7:list.F7 list.C8:list.C8 list.D8:list.F8 list.C9:list.C9 list.D9:list.F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2" office:value-type="string">
            <text:p>H</text:p>
          </table:table-cell>
          <table:table-cell table:style-name="ce4" office:value-type="float" office:value="13.6">
            <text:p>13.6</text:p>
          </table:table-cell>
          <table:table-cell table:style-name="ce4"/>
          <table:table-cell table:style-name="ce7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s2</text:p>
          </table:table-cell>
          <table:table-cell table:style-name="ce2" office:value-type="string">
            <text:p>He</text:p>
          </table:table-cell>
          <table:table-cell table:style-name="ce4" office:value-type="float" office:value="24.6">
            <text:p>24.6</text:p>
          </table:table-cell>
          <table:table-cell table:style-name="ce4" office:value-type="float" office:value="54.4">
            <text:p>54.4</text:p>
          </table:table-cell>
          <table:table-cell table:style-name="ce7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s1</text:p>
          </table:table-cell>
          <table:table-cell table:style-name="ce2" office:value-type="string">
            <text:p>Li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75.6">
            <text:p>75.6</text:p>
          </table:table-cell>
          <table:table-cell table:style-name="ce7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s2</text:p>
          </table:table-cell>
          <table:table-cell table:style-name="ce2" office:value-type="string">
            <text:p>Be</text:p>
          </table:table-cell>
          <table:table-cell table:style-name="ce4" office:value-type="float" office:value="9.3">
            <text:p>9.3</text:p>
          </table:table-cell>
          <table:table-cell table:style-name="ce4" office:value-type="float" office:value="18.2">
            <text:p>18.2</text:p>
          </table:table-cell>
          <table:table-cell table:style-name="ce7" office:value-type="float" office:value="153.8">
            <text:p>153.8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s2 2p1</text:p>
          </table:table-cell>
          <table:table-cell table:style-name="ce2" office:value-type="string">
            <text:p>B</text:p>
          </table:table-cell>
          <table:table-cell table:style-name="ce4" office:value-type="float" office:value="8.3">
            <text:p>8.3</text:p>
          </table:table-cell>
          <table:table-cell table:style-name="ce4" office:value-type="float" office:value="25.1">
            <text:p>25.1</text:p>
          </table:table-cell>
          <table:table-cell table:style-name="ce7" office:value-type="float" office:value="37.9">
            <text:p>37.9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s2 2p2</text:p>
          </table:table-cell>
          <table:table-cell table:style-name="ce2" office:value-type="string">
            <text:p>C</text:p>
          </table:table-cell>
          <table:table-cell table:style-name="ce4" office:value-type="float" office:value="11.2">
            <text:p>11.2</text:p>
          </table:table-cell>
          <table:table-cell table:style-name="ce4" office:value-type="float" office:value="24.4">
            <text:p>24.4</text:p>
          </table:table-cell>
          <table:table-cell table:style-name="ce7" office:value-type="float" office:value="47.9">
            <text:p>47.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6"/>
          <table:table-cell>
            <draw:frame table:end-cell-address="list.M25" table:end-x="1.881cm" table:end-y="0.505cm" draw:z-index="2" draw:style-name="gr1" draw:text-style-name="P1" svg:width="15.999cm" svg:height="8.999cm" svg:x="1.689cm" svg:y="0.178cm">
              <draw:object draw:notify-on-update-of-ranges="list.D12:list.F12 list.C13:list.C13 list.D13:list.F13 list.C14:list.C14 list.D14:list.F14 list.C15:list.C15 list.D15:list.F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6"/>
          <table:table-cell table:number-columns-repeated="1019"/>
        </table:table-row>
        <table:table-row table:style-name="ro1">
          <table:table-cell table:number-columns-repeated="2"/>
          <table:table-cell table:formula="of:=[.C3]" office:value-type="string" office:string-value="原子">
            <text:p>原子</text:p>
          </table:table-cell>
          <table:table-cell table:formula="of:=[.D3]" office:value-type="string" office:string-value="I1">
            <text:p>I1</text:p>
          </table:table-cell>
          <table:table-cell table:formula="of:=[.E3]" office:value-type="string" office:string-value="I2">
            <text:p>I2</text:p>
          </table:table-cell>
          <table:table-cell table:formula="of:=[.F3]" office:value-type="string" office:string-value="I3">
            <text:p>I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6]" office:value-type="string" office:string-value="Li">
            <text:p>Li</text:p>
          </table:table-cell>
          <table:table-cell table:formula="of:=[.D6]" office:value-type="float" office:value="5.4">
            <text:p>5.4</text:p>
          </table:table-cell>
          <table:table-cell table:formula="of:=[.E6]" office:value-type="float" office:value="75.6">
            <text:p>75.6</text:p>
          </table:table-cell>
          <table:table-cell table:formula="of:=[.F6]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office:annotation office:display="true" draw:style-name="gr2" draw:text-style-name="P2" svg:width="2.899cm" svg:height="1.781cm" svg:x="7.764cm" svg:y="9.905cm" draw:caption-point-x="-1cm" draw:caption-point-y="-2.38cm">
              <dc:creator>ik</dc:creator>
              <dc:date>2022-11-05T00:00:00</dc:date>
              <text:p text:style-name="P2"><text:span text:style-name="T1">https://www.geekworker.com/cube-root-in-openoffice/</text:span></text:p>
            </office:annotation>
            <text:p>cube root</text:p>
          </table:table-cell>
          <table:table-cell table:formula="of:=[.D$13]^(1/3)" office:value-type="float" office:value="1.75441064292772">
            <text:p>1.7544106429</text:p>
          </table:table-cell>
          <table:table-cell table:formula="of:=[.E$13]^(1/3)" office:value-type="float" office:value="4.22837923923894">
            <text:p>4.2283792392</text:p>
          </table:table-cell>
          <table:table-cell table:formula="of:=[.F$13]^(1/3)" office:value-type="float" office:value="4.96509016122481">
            <text:p>4.96509016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4<text:span text:style-name="T2">th</text:span> root</text:p>
          </table:table-cell>
          <table:table-cell table:formula="of:=[.D$13]^(1/4)" office:value-type="float" office:value="1.52439824446384">
            <text:p>1.5243982445</text:p>
          </table:table-cell>
          <table:table-cell table:formula="of:=[.E$13]^(1/4)" office:value-type="float" office:value="2.94869904325851">
            <text:p>2.9486990433</text:p>
          </table:table-cell>
          <table:table-cell table:formula="of:=[.F$13]^(1/4)" office:value-type="float" office:value="3.32617698698543">
            <text:p>3.326176987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s-22_1'.E4:'s-22_1'.F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6">2022/11/06</text:date>, <text:time>17:19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2T15:02:44.78</meta:creation-date>
    <dc:date>2022-11-06T17:19:36.11</dc:date>
    <dc:creator>iwabuchi ken</dc:creator>
    <meta:editing-duration>PT3H15S</meta:editing-duration>
    <meta:editing-cycles>33</meta:editing-cycles>
    <meta:generator>OpenOffice/4.1.3$Win32 OpenOffice.org_project/413m1$Build-9783</meta:generator>
    <meta:document-statistic meta:table-count="2" meta:cell-count="10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531cm" style:legend-expansion="high" chart:style-name="ch2"/>
        <chart:plot-area chart:style-name="ch3" table:cell-range-address="'s-22_1'.H3:'s-22_1'.K6" chart:data-source-has-labels="both" svg:x="0.77cm" svg:y="0.855cm" svg:width="11.87cm" svg:height="7.545cm">
          <chartooo:coordinate-region svg:x="1.391cm" svg:y="1.067cm" svg:width="11.128cm" svg:height="6.66cm"/>
          <chart:axis chart:dimension="x" chart:name="primary-x" chart:style-name="ch4" chartooo:axis-type="auto">
            <chartooo:date-scale/>
            <chart:categories table:cell-range-address="'s-22_1'.H4:'s-22_1'.H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-22_1'.I4:'s-22_1'.I6" chart:label-cell-address="'s-22_1'.I3:'s-22_1'.I3" chart:class="chart:line">
            <chart:data-point chart:repeated="3"/>
          </chart:series>
          <chart:series chart:style-name="ch7" chart:values-cell-range-address="'s-22_1'.J4:'s-22_1'.J6" chart:label-cell-address="'s-22_1'.J3:'s-22_1'.J3" chart:class="chart:line">
            <chart:data-point chart:repeated="3"/>
          </chart:series>
          <chart:series chart:style-name="ch8" chart:values-cell-range-address="'s-22_1'.K4:'s-22_1'.K6" chart:label-cell-address="'s-22_1'.K3:'s-22_1'.K3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's-22_1'.I3:'s-22_1'.I3</svg:desc>
                </draw:g>
              </table:table-cell>
              <table:table-cell office:value-type="string">
                <text:p>原子番号</text:p>
                <draw:g>
                  <svg:desc>'s-22_1'.J3:'s-22_1'.J3</svg:desc>
                </draw:g>
              </table:table-cell>
              <table:table-cell office:value-type="string">
                <text:p>半径
(pm)</text:p>
                <draw:g>
                  <svg:desc>'s-22_1'.K3:'s-22_1'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's-22_1'.H4:'s-22_1'.H6</svg:desc>
                </draw:g>
              </table:table-cell>
              <table:table-cell office:value-type="float" office:value="26.01">
                <text:p>26.01</text:p>
                <draw:g>
                  <svg:desc>'s-22_1'.I4:'s-22_1'.I6</svg:desc>
                </draw:g>
              </table:table-cell>
              <table:table-cell office:value-type="float" office:value="3">
                <text:p>3</text:p>
                <draw:g>
                  <svg:desc>'s-22_1'.J4:'s-22_1'.J6</svg:desc>
                </draw:g>
              </table:table-cell>
              <table:table-cell office:value-type="float" office:value="14.5">
                <text:p>14.5</text:p>
                <draw:g>
                  <svg:desc>'s-22_1'.K4:'s-22_1'.K6</svg:desc>
                </draw:g>
              </table:table-cell>
            </table:table-row>
            <table:table-row>
              <table:table-cell office:value-type="string">
                <text:p>Na</text:p>
              </table:table-cell>
              <table:table-cell office:value-type="float" office:value="24.79">
                <text:p>24.79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0.94">
                <text:p>20.94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2.878cm" style:legend-expansion="high" chart:style-name="ch2"/>
        <chart:plot-area chart:style-name="ch3" table:cell-range-address="list.C3:list.F9" chart:data-source-has-labels="both" svg:x="0.77cm" svg:y="0.855cm" svg:width="12.823cm" svg:height="7.545cm">
          <chartooo:coordinate-region svg:x="1.868cm" svg:y="1.067cm" svg:width="11.591cm" svg:height="6.66cm"/>
          <chart:axis chart:dimension="x" chart:name="primary-x" chart:style-name="ch4" chartooo:axis-type="auto">
            <chartooo:date-scale/>
            <chart:categories table:cell-range-address="list.D3:list.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4:list.F4" chart:label-cell-address="list.C4:list.C4" chart:class="chart:line">
            <chart:data-point chart:repeated="3"/>
          </chart:series>
          <chart:series chart:style-name="ch8" chart:values-cell-range-address="list.D5:list.F5" chart:label-cell-address="list.C5:list.C5" chart:class="chart:line">
            <chart:data-point chart:repeated="3"/>
          </chart:series>
          <chart:series chart:style-name="ch9" chart:values-cell-range-address="list.D6:list.F6" chart:label-cell-address="list.C6:list.C6" chart:class="chart:line">
            <chart:data-point chart:repeated="3"/>
          </chart:series>
          <chart:series chart:style-name="ch10" chart:values-cell-range-address="list.D7:list.F7" chart:label-cell-address="list.C7:list.C7" chart:class="chart:line">
            <chart:data-point chart:repeated="3"/>
          </chart:series>
          <chart:series chart:style-name="ch11" chart:values-cell-range-address="list.D8:list.F8" chart:label-cell-address="list.C8:list.C8" chart:class="chart:line">
            <chart:data-point chart:repeated="3"/>
          </chart:series>
          <chart:series chart:style-name="ch12" chart:values-cell-range-address="list.D9:list.F9" chart:label-cell-address="list.C9:list.C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3:list.F3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list.C4:list.C4</svg:desc>
                </draw:g>
              </table:table-cell>
              <table:table-cell office:value-type="float" office:value="13.6">
                <text:p>13.6</text:p>
                <draw:g>
                  <svg:desc>list.D4:list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</text:p>
                <draw:g>
                  <svg:desc>list.C5:list.C5</svg:desc>
                </draw:g>
              </table:table-cell>
              <table:table-cell office:value-type="float" office:value="24.6">
                <text:p>24.6</text:p>
                <draw:g>
                  <svg:desc>list.D5:list.F5</svg:desc>
                </draw:g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</text:p>
                <draw:g>
                  <svg:desc>list.C6:list.C6</svg:desc>
                </draw:g>
              </table:table-cell>
              <table:table-cell office:value-type="float" office:value="5.4">
                <text:p>5.4</text:p>
                <draw:g>
                  <svg:desc>list.D6:list.F6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Be</text:p>
                <draw:g>
                  <svg:desc>list.C7:list.C7</svg:desc>
                </draw:g>
              </table:table-cell>
              <table:table-cell office:value-type="float" office:value="9.3">
                <text:p>9.3</text:p>
                <draw:g>
                  <svg:desc>list.D7:list.F7</svg:desc>
                </draw:g>
              </table:table-cell>
              <table:table-cell office:value-type="float" office:value="18.2">
                <text:p>18.2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B</text:p>
                <draw:g>
                  <svg:desc>list.C8:list.C8</svg:desc>
                </draw:g>
              </table:table-cell>
              <table:table-cell office:value-type="float" office:value="8.3">
                <text:p>8.3</text:p>
                <draw:g>
                  <svg:desc>list.D8:list.F8</svg:desc>
                </draw:g>
              </table:table-cell>
              <table:table-cell office:value-type="float" office:value="25.1">
                <text:p>25.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C</text:p>
                <draw:g>
                  <svg:desc>list.C9:list.C9</svg:desc>
                </draw:g>
              </table:table-cell>
              <table:table-cell office:value-type="float" office:value="11.2">
                <text:p>11.2</text:p>
                <draw:g>
                  <svg:desc>list.D9:list.F9</svg:desc>
                </draw:g>
              </table:table-cell>
              <table:table-cell office:value-type="float" office:value="24.4">
                <text:p>24.4</text:p>
              </table:table-cell>
              <table:table-cell office:value-type="float" office:value="47.9">
                <text:p>4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664cm" style:legend-expansion="high" chart:style-name="ch2"/>
        <chart:plot-area chart:style-name="ch3" table:cell-range-address="list.C12:list.F15" chart:data-source-has-labels="both" svg:x="0.77cm" svg:y="0.855cm" svg:width="11.817cm" svg:height="7.545cm">
          <chartooo:coordinate-region svg:x="1.391cm" svg:y="1.067cm" svg:width="11.062cm" svg:height="6.66cm"/>
          <chart:axis chart:dimension="x" chart:name="primary-x" chart:style-name="ch4" chartooo:axis-type="auto">
            <chartooo:date-scale/>
            <chart:categories table:cell-range-address="list.D12:list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13:list.F13" chart:label-cell-address="list.C13:list.C13" chart:class="chart:line">
            <chart:data-point chart:repeated="3"/>
          </chart:series>
          <chart:series chart:style-name="ch8" chart:values-cell-range-address="list.D14:list.F14" chart:label-cell-address="list.C14:list.C14" chart:class="chart:line">
            <chart:data-point chart:repeated="3"/>
          </chart:series>
          <chart:series chart:style-name="ch9" chart:values-cell-range-address="list.D15:list.F15" chart:label-cell-address="list.C15:list.C1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12:list.F12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list.C13:list.C13</svg:desc>
                </draw:g>
              </table:table-cell>
              <table:table-cell office:value-type="float" office:value="5.4">
                <text:p>5.4</text:p>
                <draw:g>
                  <svg:desc>list.D13:list.F13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cube root</text:p>
                <draw:g>
                  <svg:desc>list.C14:list.C14</svg:desc>
                </draw:g>
              </table:table-cell>
              <table:table-cell office:value-type="float" office:value="1.75441064292772">
                <text:p>1.75441064292772</text:p>
                <draw:g>
                  <svg:desc>list.D14:list.F14</svg:desc>
                </draw:g>
              </table:table-cell>
              <table:table-cell office:value-type="float" office:value="4.22837923923894">
                <text:p>4.22837923923894</text:p>
              </table:table-cell>
              <table:table-cell office:value-type="float" office:value="4.96509016122481">
                <text:p>4.96509016122481</text:p>
              </table:table-cell>
            </table:table-row>
            <table:table-row>
              <table:table-cell office:value-type="string">
                <text:p>4th root</text:p>
                <draw:g>
                  <svg:desc>list.C15:list.C15</svg:desc>
                </draw:g>
              </table:table-cell>
              <table:table-cell office:value-type="float" office:value="1.52439824446384">
                <text:p>1.52439824446384</text:p>
                <draw:g>
                  <svg:desc>list.D15:list.F15</svg:desc>
                </draw:g>
              </table:table-cell>
              <table:table-cell office:value-type="float" office:value="2.94869904325851">
                <text:p>2.94869904325851</text:p>
              </table:table-cell>
              <table:table-cell office:value-type="float" office:value="3.32617698698543">
                <text:p>3.326176986985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